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30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30%"/>
    </style:style>
    <style:style style:name="P4" style:parent-style-name="Normal" style:family="paragraph">
      <style:paragraph-properties fo:margin-bottom="0.0972in" fo:line-height="130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0972in" fo:line-height="130%"/>
    </style:style>
    <style:style style:name="P8" style:parent-style-name="Normal" style:family="paragraph">
      <style:paragraph-properties fo:margin-bottom="0.0972in" fo:line-height="130%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30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30%"/>
    </style:style>
    <style:style style:name="P13" style:parent-style-name="Normal" style:family="paragraph">
      <style:paragraph-properties fo:margin-bottom="0.0972in" fo:line-height="130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30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30%"/>
    </style:style>
    <style:style style:name="P18" style:parent-style-name="Normal" style:family="paragraph">
      <style:paragraph-properties fo:margin-bottom="0.0972in" fo:line-height="130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30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T22" style:parent-style-name="DefaultParagraphFont" style:family="text">
      <style:text-properties style:font-name="Segoe UI" style:font-name-asian="Segoe UI" style:font-name-complex="Segoe UI" fo:color="#000000"/>
    </style:style>
    <style:style style:name="P23" style:parent-style-name="Normal" style:family="paragraph">
      <style:paragraph-properties fo:margin-bottom="0.0972in" fo:line-height="130%"/>
    </style:style>
    <style:style style:name="P24" style:parent-style-name="Normal" style:family="paragraph">
      <style:paragraph-properties fo:margin-bottom="0.0972in" fo:line-height="130%"/>
    </style:style>
    <style:style style:name="T25" style:parent-style-name="DefaultParagraphFont" style:family="text">
      <style:text-properties style:font-name="Segoe UI" style:font-name-asian="Segoe UI" style:font-name-complex="Segoe UI" fo:color="#000000"/>
    </style:style>
    <style:style style:name="P26" style:parent-style-name="Normal" style:family="paragraph">
      <style:paragraph-properties fo:margin-bottom="0.0972in" fo:line-height="130%"/>
    </style:style>
    <style:style style:name="T27" style:parent-style-name="DefaultParagraphFont" style:family="text">
      <style:text-properties style:font-name="Segoe UI" style:font-name-asian="Segoe UI" style:font-name-complex="Segoe UI" fo:color="#000000"/>
    </style:style>
    <style:style style:name="P28" style:parent-style-name="Normal" style:family="paragraph">
      <style:paragraph-properties fo:margin-bottom="0.0972in" fo:line-height="130%"/>
    </style:style>
    <style:style style:name="P29" style:parent-style-name="Normal" style:family="paragraph">
      <style:paragraph-properties fo:margin-bottom="0.0972in" fo:line-height="130%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30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P33" style:parent-style-name="Normal" style:family="paragraph">
      <style:paragraph-properties fo:margin-bottom="0.0972in" fo:line-height="130%"/>
    </style:style>
    <style:style style:name="P34" style:parent-style-name="Normal" style:family="paragraph">
      <style:paragraph-properties fo:margin-bottom="0.0972in" fo:line-height="130%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30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30%"/>
    </style:style>
    <style:style style:name="P39" style:parent-style-name="Normal" style:family="paragraph">
      <style:paragraph-properties fo:margin-bottom="0.0972in" fo:line-height="130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Segoe UI" style:font-name-asian="Segoe UI" style:font-name-complex="Segoe UI" fo:color="#0000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49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Arial" style:font-name-complex="Arial" fo:color="#202124" fo:background-color="#FFFFFF"/>
    </style:style>
    <style:style style:name="T63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65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6" style:parent-style-name="DefaultParagraphFont" style:family="text">
      <style:text-properties style:font-name="Arial" style:font-name-complex="Arial" fo:color="#202124" fo:background-color="#FFFFFF"/>
    </style:style>
    <style:style style:name="T67" style:parent-style-name="DefaultParagraphFont" style:family="text">
      <style:text-properties style:font-name="Arial" style:font-name-complex="Arial" fo:color="#202124" fo:background-color="#FFFFFF"/>
    </style:style>
    <style:style style:name="P6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6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7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7" style:parent-style-name="DefaultParagraphFont" style:family="text">
      <style:text-properties style:font-name="Arial" style:font-name-complex="Arial" fo:color="#202124" fo:background-color="#FFFFFF"/>
    </style:style>
    <style:style style:name="T78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79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80" style:parent-style-name="DefaultParagraphFont" style:family="text">
      <style:text-properties style:font-name="Arial" style:font-name-complex="Arial" fo:color="#202124" fo:background-color="#FFFFFF"/>
    </style:style>
    <style:style style:name="P8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" style:parent-style-name="DefaultParagraphFont" style:family="text">
      <style:text-properties style:font-name="Arial" style:font-name-complex="Arial" fo:color="#202124" fo:background-color="#FFFFFF"/>
    </style:style>
    <style:style style:name="T87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88" style:parent-style-name="DefaultParagraphFont" style:family="text">
      <style:text-properties style:font-name="Arial" style:font-name-complex="Arial" fo:color="#202124" fo:background-color="#FFFFFF"/>
    </style:style>
    <style:style style:name="P8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7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10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 how you add MULTI LINE COMMEN</text:span><text:span text:style-name="T22">T ‘’’</text:span></text:p>
      <text:p text:style-name="P23"/>
      <text:p text:style-name="P24"><text:span text:style-name="T25">Q4: print hello world in Python</text:span></text:p>
      <text:p text:style-name="P26"><text:span text:style-name="T27">A: print("Hello World")</text:span></text:p>
      <text:p text:style-name="P28"/>
      <text:p text:style-name="P29"><text:span text:style-name="T30">Q5: print hello world in java</text:span></text:p>
      <text:p text:style-name="P31"><text:span text:style-name="T32">A: System.out.print("Hello World");</text:span></text:p>
      <text:p text:style-name="P33"/>
      <text:p text:style-name="P34"><text:span text:style-name="T35">Q6: print hello world in javascript using console.log</text:span></text:p>
      <text:p text:style-name="P36"><text:span text:style-name="T37">A: console.log(“hello world”);</text:span></text:p>
      <text:p text:style-name="P38"/>
      <text:p text:style-name="P39"><text:span text:style-name="T40">Q7: Add a readme in this repository for</text:span><text:span text:style-name="T41"><text:s/>the steps to make a PR.</text:span></text:p>
      <text:p text:style-name="Normal"><text:span text:style-name="T42">A:</text:span></text:p>
      <text:p text:style-name="Normal"/>
      <text:p text:style-name="Normal"><text:span text:style-name="T43">Q8: What are HTML &amp; CSS?</text:span></text:p>
      <text:soft-page-break/>
      <text:p text:style-name="Normal"><text:span text:style-name="T44">A: 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 A</text:span><text:span text:style-name="T48"> process or set of rules to be followed in calculations or other problem-solving operations, especially by a comput</text:span><text:span text:style-name="T49">er.</text:span></text:p>
      <text:p text:style-name="Normal"/>
      <text:p text:style-name="Normal"><text:span text:style-name="T50">Q10: What is flowchart?</text:span></text:p>
      <text:p text:style-name="Normal"><text:span text:style-name="T51">A: A flowchart is a picture of separate steps of a process in sequential order. Generic toll that can be adapted for a wide variety of purposes, and can be used to describe various processes such as manufacturing process , an a</text:span><text:span text:style-name="T52">dministrative or service process or project plan.</text:span></text:p>
      <text:p text:style-name="Normal"><text:span text:style-name="T53">Q11: What are variables?</text:span></text:p>
      <text:p text:style-name="Normal"><text:span text:style-name="T54">A:<text:s/></text:span><text:span text:style-name="T55">Variables are the names you give to computer memory locations which are used to store values in a computer program.</text:span></text:p>
      <text:p text:style-name="Normal"/>
      <text:p text:style-name="Normal"><text:span text:style-name="T56">Q12: What are loops?</text:span><text:span text:style-name="T57"><text:line-break/></text:span><text:span text:style-name="T58">A: loops are used to iterate over a piec</text:span><text:span text:style-name="T59">e of code for a given number of times.</text:span></text:p>
      <text:p text:style-name="Normal"/>
      <text:p text:style-name="Normal"><text:span text:style-name="T60">Q13: Compiler vs Interpreter?</text:span></text:p>
      <text:p text:style-name="Normal"><text:span text:style-name="T61">A:<text:s/></text:span><text:span text:style-name="T62">Interpreter translates just one statement of the program at a time into machine code. </text:span><text:span text:style-name="T63">Compiler scans the entire</text:span><text:span text:style-name="T64"><text:s/></text:span><text:span text:style-name="T65">program</text:span><text:span text:style-name="T66"> and translates the whole of it into machine code at once. An<text:s/></text:span><text:span text:style-name="T67">interpreter takes very less time to analyze the source code. However, the overall time to execute the process is much slower.</text:span></text:p>
      <text:p text:style-name="Normal"/>
      <text:p text:style-name="P68">Q14: What is Machine Code?</text:p>
      <text:p text:style-name="P69">A: a computer programming language that a computer can directly respond or understands</text:p>
      <text:p text:style-name="Normal"/>
      <text:p text:style-name="Normal"/>
      <text:p text:style-name="Normal"><text:span text:style-name="T70">Q15: Name som</text:span><text:span text:style-name="T71">e HTML tags</text:span></text:p>
      <text:p text:style-name="P72">A:  &lt;!DOCTYPE&gt; , &lt;html&gt; , &lt;head&gt;, &lt;title&gt;, &lt;body&gt;, &lt;p&gt;, &lt;br&gt;, &lt;footer&gt;</text:p>
      <text:p text:style-name="P73"/>
      <text:p text:style-name="P74"/>
      <text:p text:style-name="P75">Q16: What is Object Oriented Programming?</text:p>
      <text:p text:style-name="Normal"><text:span text:style-name="T76">A:<text:s/></text:span><text:span text:style-name="T77">Object-oriented programming is </text:span><text:span text:style-name="T78">a programming paradigm built on the concept of objects that contain both data and code to<text:s/></text:span><text:span text:style-name="T79">modify the data</text:span><text:span text:style-name="T80">. Object-oriented programming mimics a lot of the real-world attributes of objects.</text:span></text:p>
      <text:p text:style-name="P81"/>
      <text:p text:style-name="P82"/>
      <text:p text:style-name="P83">Q17: What is Inheritance?</text:p>
      <text:p text:style-name="Normal"><text:span text:style-name="T84">A:</text:span><text:span text:style-name="T85"><text:s/></text:span><text:span text:style-name="T86">Inheritance is </text:span><text:span text:style-name="T87">the procedure in which one class inherits the attributes and methods of another class</text:span><text:span text:style-name="T88">. The class whose properties and methods are inherited is known as the Parent class.</text:span></text:p>
      <text:p text:style-name="P89"/>
      <text:p text:style-name="P90">Q18: how to declare a Multi-Dimensional array?</text:p>
      <text:p text:style-name="P91">A:</text:p>
      <text:p text:style-name="P92"/>
      <text:p text:style-name="P93">Q19: What are Access Specifiers! Define them?</text:p>
      <text:soft-page-break/>
      <text:p text:style-name="P94">A:</text:p>
      <text:p text:style-name="P95"/>
      <text:p text:style-name="P96">Q20: Write a for loop?</text:p>
      <text:p text:style-name="P97">A:</text:p>
      <text:p text:style-name="P98"/>
      <text:p text:style-name="P99"/>
      <text:p text:style-name="P100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1-10-19T19:01:00Z</meta:creation-date>
    <dc:date>2021-10-28T14:24:00Z</dc:date>
    <meta:template xlink:href="Normal" xlink:type="simple"/>
    <meta:editing-cycles>7</meta:editing-cycles>
    <meta:editing-duration>PT720S</meta:editing-duration>
    <meta:document-statistic meta:page-count="3" meta:paragraph-count="5" meta:word-count="398" meta:character-count="2668" meta:row-count="18" meta:non-whitespace-character-count="2275"/>
  </office:meta>
</office:document-meta>
</file>